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826cm" svg:height="1.651cm" svg:x="6.715cm" svg:y="6.08cm">
          <text:p text:style-name="P1"><text:span text:style-name="T1">ompl_interface</text:span><text:span text:style-name="T2"><text:line-break/></text:span><text:span text:style-name="T2">OMPL</text:span><text:span text:style-name="T2"><text:tab/></text:span><text:span text:style-name="T2">PlannerManager</text:span></text:p>
          <draw:enhanced-geometry svg:viewBox="0 0 21600 21600" draw:type="rectangle" draw:enhanced-path="M 0 0 L 21600 0 21600 21600 0 21600 0 0 Z N"/>
        </draw:custom-shape>
        <draw:frame draw:style-name="gr2" draw:layer="layout" svg:width="7.182cm" svg:height="0.962cm" svg:x="2.143cm" svg:y="1.762cm">
          <draw:text-box>
            <text:p>MoveIt! OMPL Interface</text:p>
          </draw:text-box>
        </draw:frame>
        <draw:custom-shape draw:style-name="gr3" draw:text-style-name="P3" xml:id="id1" draw:id="id1" draw:layer="layout" svg:width="3.048cm" svg:height="1.27cm" svg:x="2.651cm" svg:y="6.207cm">
          <text:p text:style-name="P1"><text:span text:style-name="T1">pluginlib</text:span><text:span text:style-name="T3"><text:line-break/></text:span><text:span text:style-name="T3">ClassLoad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699cm" svg:y1="6.842cm" svg:x2="6.715cm" svg:y2="6.905cm" draw:start-shape="id1" draw:start-glue-point="1" draw:end-shape="id2" draw:end-glue-point="3" svg:d="M5699 6842h508v63h508" svg:viewBox="0 0 1017 64">
          <text:p/>
        </draw:connector>
        <draw:custom-shape draw:style-name="gr1" draw:text-style-name="P3" xml:id="id3" draw:id="id3" draw:layer="layout" svg:width="4.826cm" svg:height="1.651cm" svg:x="4.175cm" svg:y="11.922cm">
          <text:p text:style-name="P1"><text:span text:style-name="T1">planning_interface</text:span><text:span text:style-name="T3"><text:line-break/></text:span><text:span text:style-name="T3">PlanningContex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001cm" svg:y1="12.747cm" svg:x2="10.791cm" svg:y2="12.715cm" draw:start-shape="id3" draw:start-glue-point="1" svg:d="M9001 12747h1146v-32h644" svg:viewBox="0 0 1791 33">
          <text:p text:style-name="P1"><text:span text:style-name="T2">solve()</text:span></text:p>
        </draw:connector>
        <draw:custom-shape draw:style-name="gr1" draw:text-style-name="P2" xml:id="id6" draw:id="id6" draw:layer="layout" svg:width="4.826cm" svg:height="1.651cm" svg:x="4.175cm" svg:y="11.922cm">
          <text:p text:style-name="P1"><text:span text:style-name="T1">planning_interface</text:span><text:span text:style-name="T2"><text:line-break/></text:span><text:span text:style-name="T2">Planning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826cm" svg:height="1.651cm" svg:x="4.175cm" svg:y="8.493cm">
          <text:p text:style-name="P1"><text:span text:style-name="T1">planning_interface</text:span><text:span text:style-name="T2"><text:line-break/></text:span><text:span text:style-name="T2">PlanningContext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826cm" svg:height="1.651cm" svg:x="9.255cm" svg:y="8.493cm">
          <text:p text:style-name="P1"><text:span text:style-name="T1">planning_interface</text:span><text:span text:style-name="T2"><text:line-break/></text:span><text:span text:style-name="T2">ConstraintSampler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128cm" svg:y1="7.731cm" svg:x2="6.588cm" svg:y2="8.493cm" draw:start-shape="id2" draw:start-glue-point="2" draw:end-shape="id4" draw:end-glue-point="0" svg:d="M9128 7731l-2540 762" svg:viewBox="0 0 2541 763">
          <text:p/>
        </draw:connector>
        <draw:connector draw:style-name="gr4" draw:text-style-name="P1" draw:layer="layout" draw:type="line" svg:x1="9.128cm" svg:y1="7.731cm" svg:x2="11.668cm" svg:y2="8.493cm" draw:start-shape="id2" draw:start-glue-point="2" draw:end-shape="id5" draw:end-glue-point="0" svg:d="M9128 7731l2540 762" svg:viewBox="0 0 2541 763">
          <text:p/>
        </draw:connector>
        <draw:connector draw:style-name="gr4" draw:text-style-name="P1" draw:layer="layout" draw:type="line" svg:x1="6.588cm" svg:y1="10.144cm" svg:x2="6.588cm" svg:y2="11.922cm" draw:start-shape="id4" draw:start-glue-point="2" draw:end-shape="id6" svg:d="M6588 10144v1778" svg:viewBox="0 0 1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4:09:17.934774622</meta:creation-date>
    <dc:date>2015-01-15T16:35:10.424935955</dc:date>
    <meta:editing-duration>PT53M32S</meta:editing-duration>
    <meta:editing-cycles>4</meta:editing-cycles>
    <meta:generator>LibreOffice/4.2.7.2$Linux_X86_64 LibreOffice_project/420m0$Build-2</meta:generator>
    <meta:document-statistic meta:object-count="12"/>
  </office:meta>
</office:document-meta>
</file>